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Nimbus Roman No9 L" svg:font-family="'Nimbus Roman No9 L'" style:font-family-generic="roman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 fo:padding="0.049cm" fo:border="0.99pt solid #000000" style:shadow="none" style:text-autospace="none"/>
      <style:text-properties fo:color="#000000" style:font-name="Nimbus Roman No9 L" fo:font-size="12pt" fo:font-style="normal" fo:font-weight="bold" style:font-name-asian="Nimbus Roman No9 L" style:font-size-asian="12pt" style:font-style-asian="normal" style:font-weight-asian="bold" style:font-name-complex="Nimbus Roman No9 L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 fo:padding="0.049cm" fo:border="0.99pt solid #000000" style:shadow="none"/>
      <style:text-properties fo:font-weight="bold" style:font-weight-asian="bold" style:font-weight-complex="bold"/>
    </style:style>
    <style:style style:name="P5" style:family="paragraph" style:parent-style-name="Standard">
      <style:text-properties officeooo:rsid="0001ef97" officeooo:paragraph-rsid="0001ef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1c91" style:font-weight-asian="bold" style:font-weight-complex="bold"/>
    </style:style>
    <style:style style:name="T3" style:family="text">
      <style:text-properties fo:font-weight="bold" officeooo:rsid="0001ef97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01e342"/>
    </style:style>
    <style:style style:name="T8" style:family="text">
      <style:text-properties officeooo:rsid="0001ef97"/>
    </style:style>
    <style:style style:name="T9" style:family="text">
      <style:text-properties officeooo:rsid="0002cd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SEIGNEMENT DE POSTUROLOGIE CLINIQUE</text:p>
      <text:p text:style-name="P3"><text:span text:style-name="T8">2018-2019</text:span></text:p>
      <text:p text:style-name="Standard"/>
      <text:p text:style-name="P4">BULLETIN D'INSCRIPTION</text:p>
      <text:p text:style-name="Standard"/>
      <text:p text:style-name="Standard"/>
      <text:p text:style-name="Standard"/>
      <text:p text:style-name="Standard"/>
      <text:p text:style-name="P2">Nom et Prénom :</text:p>
      <text:p text:style-name="P2"/>
      <text:p text:style-name="P2">Date de naissance :</text:p>
      <text:p text:style-name="P2"/>
      <text:p text:style-name="P2">Profession :</text:p>
      <text:p text:style-name="P2"/>
      <text:p text:style-name="P2">Adresse :</text:p>
      <text:p text:style-name="P2"/>
      <text:p text:style-name="P2">N° de téléphone :</text:p>
      <text:p text:style-name="Standard"/>
      <text:p text:style-name="Standard"/>
      <text:p text:style-name="P5">S’inscrit à L’ENSEIGNEMENT de POSTUROLOGIE ENERGÉTIQUE CLINIQUE, pour l’année</text:p>
      <text:p text:style-name="P5">universitaire 2018-2019, qui se déroulera en six séminaires, le samedi de 9h30 à 13h et de</text:p>
      <text:p text:style-name="P5">14h30 à 18h30,13 place Philippe Lebon à Lille. </text:p>
      <text:p text:style-name="P5"/>
      <text:p text:style-name="P5"><text:span text:style-name="T9">L</text:span>a participation à l’ensemble des six séminaires est de 1500 euros en un seul chèque ou en 3 chèques à remettre au premier séminai<text:span text:style-name="T9">re </text:span>et qui seront encaissés à 1 mois d’intervalle.</text:p>
      <text:p text:style-name="P5"/>
      <text:p text:style-name="P5"><text:span text:style-name="T9">C</text:span>eux qui ont déjà participé à ce même enseignement, dans les années antérieures, bénéficieront d’une réduction de 100 euros par séminaire soit 900 euros pour l’ensemble des séminaires.</text:p>
      <text:p text:style-name="P5"/>
      <text:p text:style-name="P5">●●● Dates des séminaires de Posturologie ●●●</text:p>
      <text:p text:style-name="P5">17 novembre 2018 – 15 Décembre 2018 – 12 janvier 2019 – 02 mars 2019 – 11 mai 2019 – 22 juin 2019.</text:p>
      <text:p text:style-name="Standard"/>
      <text:p text:style-name="Standard">Le bulletin d'inscription doit être adressé à Monsieur Lionel CATANZARITI, 13 place Philippe Lebon <text:s/>- Résidence Lebon – 59000 LILLE <text:span text:style-name="T1">avant le </text:span><text:span text:style-name="T3">15</text:span><text:span text:style-name="T2"> octobre </text:span><text:span text:style-name="T3">2018</text:span><text:span text:style-name="T1"> avec un versement de 200€</text:span>.</text:p>
      <text:p text:style-name="Standard"/>
      <text:p text:style-name="Standard">Les cours ont lieu à Lille, 13 place Philippe Lebon</text:p>
      <text:p text:style-name="Standard"/>
      <text:p text:style-name="P1">Signature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Nimbus Roman No9 L" svg:font-family="'Nimbus Roman No9 L'" style:font-family-generic="roman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 style:font-size-complex="36pt"/>
    </style:style>
    <style:style style:name="Heading1" style:family="paragraph" style:parent-style-name="Standard">
      <style:paragraph-properties fo:margin-top="0.42cm" fo:margin-bottom="0.21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2" style:family="paragraph" style:parent-style-name="Standard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imension_20_Line" style:display-name="Dimension Line" style:family="paragraph" style:parent-style-name="Standard">
      <style:text-properties fo:font-size="12pt" style:font-size-asian="12pt" style:font-size-complex="12pt"/>
    </style:style>
    <style:style style:name="master-page3_7e_LT_7e_Gliederung_20_1" style:display-name="master-page3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1.5pt" fo:font-style="normal" fo:text-shadow="none" style:text-underline-style="none" fo:font-weight="normal" style:letter-kerning="true" style:font-name-asian="Lohit Hindi" style:font-family-asian="'Lohit Hindi'" style:font-pitch-asian="variable" style:font-size-asian="31.5pt" style:font-style-asian="normal" style:font-weight-asian="normal" style:font-name-complex="Lohit Hindi" style:font-family-complex="'Lohit Hindi'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cm" fo:margin-bottom="0.101cm" loext:contextual-spacing="false"/>
    </style:style>
    <style:style style:name="master-page3_7e_LT_7e_Gliederung_20_6" style:display-name="master-page3~LT~Gliederung 6" style:family="paragraph" style:parent-style-name="master-page3_7e_LT_7e_Gliederung_20_5"/>
    <style:style style:name="master-page3_7e_LT_7e_Gliederung_20_7" style:display-name="master-page3~LT~Gliederung 7" style:family="paragraph" style:parent-style-name="master-page3_7e_LT_7e_Gliederung_20_6"/>
    <style:style style:name="master-page3_7e_LT_7e_Gliederung_20_8" style:display-name="master-page3~LT~Gliederung 8" style:family="paragraph" style:parent-style-name="master-page3_7e_LT_7e_Gliederung_20_7"/>
    <style:style style:name="master-page3_7e_LT_7e_Gliederung_20_9" style:display-name="master-page3~LT~Gliederung 9" style:family="paragraph" style:parent-style-name="master-page3_7e_LT_7e_Gliederung_20_8"/>
    <style:style style:name="master-page3_7e_LT_7e_Titel" style:display-name="master-page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-page3_7e_LT_7e_Untertitel" style:display-name="master-page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-page3_7e_LT_7e_Hintergrundobjekte" style:display-name="master-page3~LT~Hintergrundobjekte" style:family="paragraph">
      <style:paragraph-properties style:text-autospace="none"/>
      <style:text-properties style:letter-kerning="true"/>
    </style:style>
    <style:style style:name="master-page3_7e_LT_7e_Hintergrund" style:display-name="master-page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1.5pt" fo:font-style="normal" fo:text-shadow="none" style:text-underline-style="none" fo:font-weight="normal" style:letter-kerning="true" style:font-name-asian="Lohit Hindi" style:font-family-asian="'Lohit Hindi'" style:font-pitch-asian="variable" style:font-size-asian="31.5pt" style:font-style-asian="normal" style:font-weight-asian="normal" style:font-name-complex="Lohit Hindi" style:font-family-complex="'Lohit Hindi'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loext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ël Catanzariti</meta:initial-creator>
    <meta:creation-date>2010-09-28T12:19:15</meta:creation-date>
    <dc:date>2018-07-22T14:12:24.610000000</dc:date>
    <meta:editing-duration>PT4H6M5S</meta:editing-duration>
    <meta:editing-cycles>9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18" meta:word-count="182" meta:character-count="1104" meta:non-whitespace-character-count="932"/>
  </office:meta>
</office:document-meta>
</file>